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84b6d" officeooo:paragraph-rsid="00184b6d"/>
    </style:style>
    <style:style style:name="P2" style:family="paragraph" style:parent-style-name="Text_20_body">
      <style:text-properties officeooo:rsid="0019a8e0" officeooo:paragraph-rsid="0019a8e0"/>
    </style:style>
    <style:style style:name="P3" style:family="paragraph" style:parent-style-name="Heading_20_4">
      <style:text-properties officeooo:rsid="00184b6d" officeooo:paragraph-rsid="00184b6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ults</text:h>
      <text:h text:style-name="P3" text:outline-level="4">Query 1</text:h>
      <text:h text:style-name="P3" text:outline-level="4">Query 2</text:h>
      <text:h text:style-name="P3" text:outline-level="4">Query 3</text:h>
      <text:h text:style-name="P3" text:outline-level="4">Query 4</text:h>
      <text:h text:style-name="P3" text:outline-level="4">Query 5</text:h>
      <text:p text:style-name="P1">Query 5 tested the aggregation capabilities of the three database systems by determining which movies had at least half of their reviewers from Canada.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2">table and two instances of the </text:span><text:span text:style-name="T1">reviews </text:span><text:span text:style-name="T2">table, with one corresponding to Canadian reviews, and one to all reviews.</text:span></text:p>
      <text:p text:style-name="P2"><text:span text:style-name="T2">This query was, like Query 3, among the slowest to execute (Fig. 5). MongoDB demonstrated a significant performance advantage over the two PostgreSQL systems, requiring only 5.1 s to complete the task relative to the 38 s of PostgreSQL-JSON and 48 s of PostgreSQL-relational (Table 1). Conceptually, MongoDB's approach was similar to the PostgreSQL systems'--while a movie with twenty reviews, half of which were Canadian, would generate 1*20*(20/2) = 200 rows over which aggregation occurred in the Postgres systems, the MongoDB query's use of the aggregation framework's </text:span><text:span text:style-name="T1">unwind</text:span><text:span text:style-name="T2"> operator generated a similar multitude of documents.</text:span></text:p>
      <text:h text:style-name="Heading_20_4" text:outline-level="4">Summ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2T19:21:15.513731003</dc:date>
    <meta:editing-duration>PT20M47S</meta:editing-duration>
    <meta:editing-cycles>1</meta:editing-cycles>
    <meta:document-statistic meta:table-count="0" meta:image-count="0" meta:object-count="0" meta:page-count="1" meta:paragraph-count="9" meta:word-count="196" meta:character-count="1262" meta:non-whitespace-character-count="1076"/>
    <meta:generator>LibreOffice/4.2.8.2$Linux_X86_64 LibreOffice_project/420m0$Build-2</meta:generator>
  </office:meta>
</office:document-meta>
</file>